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re Franklin Regular" svg:font-family="'Libre Franklin Regular'"/>
    <style:font-face style:name="FreeSans1" svg:font-family="FreeSans" style:font-family-generic="swiss"/>
    <style:font-face style:name="Libre Franklin Medium" svg:font-family="'Libre Franklin Medium'" style:font-adornments="Medium" style:font-pitch="variable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re Franklin Medium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" fo:font-size="11pt" fo:letter-spacing="normal" fo:language="es" fo:country="ES" fo:font-style="normal" fo:font-weight="normal" officeooo:rsid="005e4c3a" officeooo:paragraph-rsid="001fd45e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" fo:font-size="11pt" fo:letter-spacing="normal" fo:language="es" fo:country="ES" fo:font-style="normal" fo:font-weight="normal" officeooo:rsid="005e4c3a" officeooo:paragraph-rsid="0020a0f3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Medium" fo:font-size="11pt" fo:letter-spacing="normal" fo:language="es" fo:country="ES" fo:font-style="normal" fo:font-weight="normal" officeooo:rsid="005e4c3a" officeooo:paragraph-rsid="00231d5c" style:font-size-asian="11pt" style:font-size-complex="11pt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808080" loext:opacity="100%" style:font-name="Libre Franklin Medium" fo:font-size="9pt" fo:letter-spacing="normal" fo:language="es" fo:country="ES" fo:font-style="normal" fo:font-weight="normal" officeooo:rsid="001e0ffc" officeooo:paragraph-rsid="001e0ffc" style:font-size-asian="9pt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Medium" fo:font-size="12pt" officeooo:paragraph-rsid="001d3acd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Medium" fo:font-size="12pt" officeooo:paragraph-rsid="001e0ffc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Medium" fo:font-size="12pt" officeooo:paragraph-rsid="001fd45e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Medium" fo:font-size="12pt" officeooo:paragraph-rsid="0020a0f3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ff0000" loext:opacity="100%" style:font-name="Libre Franklin Medium" fo:font-size="11pt" officeooo:paragraph-rsid="0020a0f3" style:font-size-asian="11pt" style:font-size-complex="11pt"/>
    </style:style>
    <style:style style:name="T1" style:family="text">
      <style:text-properties fo:font-variant="normal" fo:text-transform="none" fo:letter-spacing="normal" fo:language="es" fo:country="ES" fo:font-style="normal" fo:font-weight="normal" officeooo:rsid="005e4c3a"/>
    </style:style>
    <style:style style:name="T2" style:family="text">
      <style:text-properties fo:font-variant="normal" fo:text-transform="none" fo:letter-spacing="normal" fo:language="es" fo:country="ES" fo:font-style="normal" fo:font-weight="normal" officeooo:rsid="005e4df3"/>
    </style:style>
    <style:style style:name="T3" style:family="text">
      <style:text-properties fo:font-variant="normal" fo:text-transform="none" fo:letter-spacing="normal" fo:language="es" fo:country="ES" fo:font-style="normal" fo:font-weight="normal" officeooo:rsid="001e0ffc"/>
    </style:style>
    <style:style style:name="T4" style:family="text">
      <style:text-properties fo:font-variant="normal" fo:text-transform="none" fo:color="#808080" loext:opacity="100%" fo:letter-spacing="normal" fo:language="es" fo:country="ES" fo:font-style="normal" fo:font-weight="normal" officeooo:rsid="001e0ffc"/>
    </style:style>
    <style:style style:name="T5" style:family="text">
      <style:text-properties fo:font-variant="normal" fo:text-transform="none" fo:font-size="10pt" fo:letter-spacing="normal" fo:language="es" fo:country="ES" fo:font-style="normal" fo:font-weight="normal" officeooo:rsid="005e4c3a" style:font-size-asian="10pt" style:font-size-complex="10pt"/>
    </style:style>
    <style:style style:name="T6" style:family="text">
      <style:text-properties fo:font-variant="normal" fo:text-transform="none" fo:font-size="10pt" fo:letter-spacing="normal" fo:language="es" fo:country="ES" fo:font-style="normal" fo:font-weight="normal" officeooo:rsid="005e4df3" style:font-size-asian="10pt" style:font-size-complex="10pt"/>
    </style:style>
    <style:style style:name="T7" style:family="text">
      <style:text-properties fo:font-variant="normal" fo:text-transform="none" fo:font-size="10pt" fo:letter-spacing="normal" fo:language="es" fo:country="ES" fo:font-style="normal" fo:font-weight="normal" officeooo:rsid="001fd45e" style:font-size-asian="10pt" style:font-size-complex="10pt"/>
    </style:style>
    <style:style style:name="T8" style:family="text">
      <style:text-properties officeooo:rsid="005e4df3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5e4df3" style:font-size-asian="10pt" style:font-size-complex="10pt"/>
    </style:style>
    <style:style style:name="T11" style:family="text">
      <style:text-properties fo:font-size="10pt" officeooo:rsid="001fd45e" style:font-size-asian="10pt" style:font-size-complex="10pt"/>
    </style:style>
    <style:style style:name="T12" style:family="text">
      <style:text-properties fo:font-size="10pt" officeooo:rsid="0020a0f3" style:font-size-asian="10pt" style:font-size-complex="10pt"/>
    </style:style>
    <style:style style:name="T13" style:family="text">
      <style:text-properties fo:font-size="10pt" officeooo:rsid="00231d5c" style:font-size-asian="10pt" style:font-size-complex="10pt"/>
    </style:style>
    <style:style style:name="T14" style:family="text">
      <style:text-properties officeooo:rsid="001fd45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VOCACIÓN AL ESPÍRITU SANTO</text:p>
      <text:p text:style-name="P6"><text:span text:style-name="T14">Estribillo</text:span> del canto Oh Señor envía tu Espíritu de Lucien Deiss</text:p>
      <text:p text:style-name="P1"/>
      <text:p text:style-name="P4"><text:span text:style-name="T11"><text:s text:c="10"/>Lam <text:s text:c="23"/>La7Rem <text:s text:c="14"/>Lam <text:s text:c="11"/>Sol</text:span><text:span text:style-name="T12">7</text:span></text:p>
      <text:p text:style-name="P8"><text:span text:style-name="T4">A.</text:span><text:span text:style-name="T3"> <text:s text:c="3"/></text:span><text:span text:style-name="T1">OH, SEÑOR, ENVÍA TU ESPÍRITU,</text:span></text:p>
      <text:p text:style-name="P5"><text:span text:style-name="T9"><text:s text:c="33"/>Do <text:s text:c="23"/></text:span><text:span text:style-name="T10">Fa <text:s text:c="2"/>RemLam <text:s text:c="3"/></text:span><text:span text:style-name="T11">Mi</text:span><text:span text:style-name="T10">7 La</text:span><text:span text:style-name="T13">m</text:span></text:p>
      <text:p text:style-name="P8"><text:span text:style-name="T1"><text:s text:c="8"/>QUE RENUEVE LA FAZ DE LA <text:s/>TIERRA.</text:span></text:p>
      <text:p text:style-name="P8"><text:span text:style-name="T1"/></text:p>
      <text:p text:style-name="P4"><text:span text:style-name="T11"><text:s text:c="10"/>Lam <text:s text:c="23"/>La7Rem <text:s text:c="14"/>Lam <text:s text:c="11"/>Sol</text:span><text:span text:style-name="T12">7</text:span></text:p>
      <text:p text:style-name="P10"><text:span text:style-name="T4"><text:s text:c="4"/></text:span><text:span text:style-name="T3"><text:s text:c="4"/></text:span><text:span text:style-name="T1">OH, SEÑOR, ENVÍA TU ESPÍRITU,</text:span></text:p>
      <text:p text:style-name="P11"><text:span text:style-name="T5"><text:s text:c="33"/>Do <text:s text:c="23"/></text:span><text:span text:style-name="T6">Fa <text:s text:c="2"/>RemLam <text:s text:c="3"/></text:span><text:span text:style-name="T7">Mi</text:span><text:span text:style-name="T6">7 La</text:span></text:p>
      <text:p text:style-name="P10"><text:span text:style-name="T1"><text:s text:c="8"/>QUE RENUEVE LA FAZ DE LA <text:s/>TIERRA.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re Franklin Regular" svg:font-family="'Libre Franklin Regular'"/>
    <style:font-face style:name="FreeSans1" svg:font-family="FreeSans" style:font-family-generic="swiss"/>
    <style:font-face style:name="Libre Franklin Medium" svg:font-family="'Libre Franklin Medium'" style:font-adornments="Medium" style:font-pitch="variable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1-03-25T16:34:24.614204076</dc:date>
    <meta:editing-duration>PT7M44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10" meta:word-count="58" meta:character-count="560" meta:non-whitespace-character-count="245"/>
  </office:meta>
</office:document-meta>
</file>